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3" style:family="paragraph" style:parent-style-name="Standard">
      <style:text-properties fo:color="#000000" style:font-name="Calibri" fo:font-size="11pt" fo:language="fi" fo:country="FI" style:font-size-asian="11pt" style:font-size-complex="11pt"/>
    </style:style>
    <style:style style:name="P4" style:family="paragraph" style:parent-style-name="Standard">
      <style:text-properties fo:color="#000000" style:font-name="Calibri" fo:font-size="11pt" fo:language="nb" fo:country="NO" style:font-size-asian="11pt" style:font-size-complex="11pt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font-size="11pt" fo:language="fi" fo:country="FI" style:font-size-asian="11pt" style:font-size-complex="11pt"/>
    </style:style>
    <style:style style:name="T3" style:family="text">
      <style:text-properties fo:color="#000000" style:font-name="Calibri" fo:font-size="11pt" fo:language="nb" fo:country="NO" fo:font-weight="bold" style:font-size-asian="11pt" style:font-weight-asian="bold" style:font-size-complex="11pt" style:font-weight-complex="bold"/>
    </style:style>
    <style:style style:name="T4" style:family="text">
      <style:text-properties fo:color="#000000" style:font-name="Calibri" fo:font-size="11pt" fo:language="nb" fo:country="NO" fo:font-weight="bold" style:font-size-asian="11pt" style:font-weight-asian="bold" style:font-size-complex="11pt"/>
    </style:style>
    <style:style style:name="T5" style:family="text">
      <style:text-properties fo:color="#000000" style:font-name="Calibri" fo:font-size="11pt" fo:language="nb" fo:country="NO" style:font-size-asian="11pt" style:language-asian="nb" style:country-asian="NO" style:font-size-complex="11pt"/>
    </style:style>
    <style:style style:name="T6" style:family="text">
      <style:text-properties fo:color="#000000" style:font-name="Calibri" fo:font-size="11pt" fo:language="nb" fo:country="NO" style:font-size-asian="11pt" style:font-size-complex="11pt"/>
    </style:style>
    <style:style style:name="T7" style:family="text">
      <style:text-properties fo:color="#000000" style:font-name="Calibri" fo:font-size="11pt" fo:language="nb" fo:country="NO" fo:font-style="italic" style:font-size-asian="11pt" style:font-style-asian="italic" style:font-size-complex="11pt" style:font-style-complex="italic"/>
    </style:style>
    <style:style style:name="T8" style:family="text">
      <style:text-properties fo:color="#000000" style:font-name="Calibri" fo:font-size="11pt" fo:language="fi" fo:country="FI" fo:font-weight="bold" style:font-size-asian="11pt" style:font-weight-asian="bold" style:font-size-complex="11pt" style:font-weight-complex="bold"/>
    </style:style>
    <style:style style:name="T9" style:family="text">
      <style:text-properties fo:color="#000000" style:font-name="Calibri" fo:font-size="11pt" fo:language="fi" fo:country="FI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Finnmarksarkivene / Vi er også her!</text:span></text:p>
      <text:p text:style-name="Standard"><text:span text:style-name="T1">Oversatt til kvensk av Kainun insitutti – Kvensk institutt 02.02.2018 / Pirjo Paavalniemi</text:span><text:bookmark text:name="_GoBack"/></text:p>
      <text:p text:style-name="P1"/>
      <text:p text:style-name="P1"/>
      <text:p text:style-name="P1"/>
      <text:p text:style-name="Standard"><text:span text:style-name="T3">VI ER OGSÅ HER! MII LEAT NAI DÁS! </text:span><text:span text:style-name="T8">MEKIN OLEMME TÄÄLLÄ! – Arkiivit suomalaisten uussiirtolaisten jälkhiin <text:s/></text:span></text:p>
      <text:p text:style-name="P2"/>
      <text:p text:style-name="Standard"><text:span text:style-name="T2">Norjalais-suomalaisen liiton ja Vesisaaren Norja-Suomiseuran arkiivit oon tärkeimät lähtheet sekä vanheman ja uueman suomalaisen maahanmuuton histoorian ympäri.</text:span></text:p>
      <text:p text:style-name="P2"/>
      <text:p text:style-name="Standard"><text:span text:style-name="T2">Vesisaaressa oon vuositten myötä ollu kaksi eri paikalista suomalaista seuraa. Ensimäisen perustethiin vuona 1963, ja se oli ystävyysseura jossa oli myötä norjan- ja suomenkielisiä jäseniä. Toisen perustethiin vuona 1980, ja se oli uusitten maahanmuuttajitten oma seura. Maantäkkäävän organisasjuunin,</text:span><text:span text:style-name="T9"> Norsk-Finsk Forbund / Norjalais-suomalainen liiton, perustethiin vuona 1982. Artikkeli markkeeraa Suomi 100-juhlavuotta</text:span><text:span text:style-name="T2">, ja se oon ensimäinen arkiivipresentasjuunisarjassa jossa muistelhaan viien unheetetun joukon ympäri prosjektissa </text:span><text:span text:style-name="T9">Vi er også her! Mii leat nai dás! Tämä oon Finmarkunarkiivitten prosjekti missä säilytethään ja nostethaan näkyville säilyttämisen arvosia privaattiarkiivia.</text:span></text:p>
      <text:p text:style-name="P3"/>
      <text:p text:style-name="P3"/>
      <text:p text:style-name="Standard"><text:span text:style-name="T4">Tästä näet arkiivit:</text:span></text:p>
      <text:p text:style-name="P4"/>
      <text:p text:style-name="P4"/>
      <text:p text:style-name="P1"/>
      <text:p text:style-name="P1"/>
      <text:p text:style-name="Standard"><text:span text:style-name="T3">VI ER OGSÅ HER! MII LEAT NAI DÁS! MEKIN OLEMME TÄÄLLÄ! – Arkiver etter finske nyinnvandrere</text:span></text:p>
      <text:p text:style-name="Standard"><text:span text:style-name="T6"> </text:span></text:p>
      <text:p text:style-name="Standard"><text:span text:style-name="T7">Arkivene fra Norsk-Finsk Forbund og Vadsø norsk-finsk forening</text:span><text:span text:style-name="apple-converted-space"><text:span text:style-name="T7"> </text:span></text:span><text:span text:style-name="T6">utgjør to viktige førstehåndskilder til de eldre og nyere finske innvandrernes historie.</text:span></text:p>
      <text:p text:style-name="Standard"><text:span text:style-name="T6">Det har i årenes løp eksistert to forskjellige lokale finskforeninger i Vadsø. Den første ble opprettet i 1963, og fungerte som en vennskapsforening med både norsk- og finskspråklige medlemmer. Den andre ble opprettet i 1980 og skulle først og fremst være nyinnvandrernes egen interesseforening. Den landsdekkende paraplyorganisasjonen Norsk-Finsk Forbund / Norjalais-suomalainen liitto ble opprettet 1982. Artikkelen markerer Finlands 100-årsjubileum og er den første i serien av arkivpresentasjoner om fem utvalgte glemte grupper i prosjektet Vi er også her! Mii leat nai dás! Mekin olemme täällä! som er Finnmarksarkivenes prosjekt om bevaring og synliggjøring av verneverdige privatarkiver.</text:span></text:p>
      <text:p text:style-name="Standard"><text:span text:style-name="T3"> </text:span></text:p>
      <text:p text:style-name="Standard"><text:span text:style-name="T3">Oversikt over arkivene finner du her: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3</meta:editing-cycles>
    <meta:print-date>2007-06-07T11:27:00</meta:print-date>
    <meta:creation-date>2018-01-29T14:02:00</meta:creation-date>
    <dc:date>2019-03-04T10:06:00</dc:date>
    <meta:editing-duration>PT49M</meta:editing-duration>
    <meta:generator>LibreOffice/6.4.6.2$Linux_X86_64 LibreOffice_project/40$Build-2</meta:generator>
    <meta:document-statistic meta:table-count="0" meta:image-count="1" meta:object-count="0" meta:page-count="1" meta:paragraph-count="13" meta:word-count="272" meta:character-count="2078" meta:non-whitespace-character-count="1809"/>
    <meta:user-defined meta:name="AppVersion">16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